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Calibri, Verdana, Geneva, sans-serif"/>
    <style:font-face style:name="Verdana" svg:font-family="Verdana, Arial, Tahoma, Calibri, Geneva, sans-serif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 style:shadow="none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 style:shadow="none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 style:shadow="none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 style:shadow="none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 style:shadow="none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 style:shadow="none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text-align="center" style:justify-single-word="false"/>
    </style:style>
    <style:style style:name="P5" style:family="paragraph" style:parent-style-name="Addressee">
      <style:text-properties officeooo:rsid="00092eaf" officeooo:paragraph-rsid="00092eaf"/>
    </style:style>
    <style:style style:name="P6" style:family="paragraph" style:parent-style-name="Addressee">
      <style:text-properties officeooo:rsid="000cabe9" officeooo:paragraph-rsid="000cabe9"/>
    </style:style>
    <style:style style:name="P7" style:family="paragraph" style:parent-style-name="Heading_20_1">
      <style:text-properties officeooo:rsid="00068b01" officeooo:paragraph-rsid="00068b01"/>
    </style:style>
    <style:style style:name="P8" style:family="paragraph" style:parent-style-name="Heading_20_1">
      <style:text-properties officeooo:paragraph-rsid="00068b01"/>
    </style:style>
    <style:style style:name="P9" style:family="paragraph" style:parent-style-name="Addressee">
      <style:text-properties officeooo:paragraph-rsid="000e1dca"/>
    </style:style>
    <style:style style:name="P10" style:family="paragraph" style:parent-style-name="Addressee">
      <style:text-properties fo:font-weight="bold" officeooo:rsid="000ec059" officeooo:paragraph-rsid="000ec059" style:font-weight-asian="bold" style:font-weight-complex="bold"/>
    </style:style>
    <style:style style:name="P11" style:family="paragraph" style:parent-style-name="Addressee">
      <style:text-properties officeooo:rsid="00105856" officeooo:paragraph-rsid="00105856"/>
    </style:style>
    <style:style style:name="P12" style:family="paragraph" style:parent-style-name="Addressee">
      <style:text-properties officeooo:rsid="00122840" officeooo:paragraph-rsid="00122840"/>
    </style:style>
    <style:style style:name="P13" style:family="paragraph" style:parent-style-name="Addressee">
      <style:text-properties officeooo:rsid="0013e07c" officeooo:paragraph-rsid="0013e07c"/>
    </style:style>
    <style:style style:name="P14" style:family="paragraph" style:parent-style-name="Addressee">
      <style:text-properties officeooo:rsid="00152bdc" officeooo:paragraph-rsid="00152bdc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0cabe9" officeooo:paragraph-rsid="000e1dca"/>
    </style:style>
    <style:style style:name="P17" style:family="paragraph" style:parent-style-name="Standard">
      <style:text-properties officeooo:rsid="000cabe9" officeooo:paragraph-rsid="00152bdc"/>
    </style:style>
    <style:style style:name="P18" style:family="paragraph" style:parent-style-name="Standard">
      <style:text-properties style:font-name="0" officeooo:paragraph-rsid="000e1dca"/>
    </style:style>
    <style:style style:name="P19" style:family="paragraph" style:parent-style-name="Standard">
      <style:text-properties style:font-name="0" officeooo:paragraph-rsid="00152bdc"/>
    </style:style>
    <style:style style:name="P20" style:family="paragraph" style:parent-style-name="Standard">
      <style:text-properties officeooo:paragraph-rsid="000e1dca"/>
    </style:style>
    <style:style style:name="P21" style:family="paragraph" style:parent-style-name="Standard">
      <style:text-properties officeooo:paragraph-rsid="00152bdc"/>
    </style:style>
    <style:style style:name="P22" style:family="paragraph" style:parent-style-name="Standard" style:master-page-name="Standard">
      <style:paragraph-properties style:page-number="auto"/>
      <style:text-properties fo:font-weight="bold" officeooo:rsid="00152bdc" officeooo:paragraph-rsid="00152bdc" style:font-weight-asian="bold" style:font-weight-complex="bold"/>
    </style:style>
    <style:style style:name="P23" style:family="paragraph" style:parent-style-name="Standard" style:master-page-name="Standard">
      <style:paragraph-properties style:page-number="auto"/>
      <style:text-properties officeooo:paragraph-rsid="000e1dca"/>
    </style:style>
    <style:style style:name="P24" style:family="paragraph" style:parent-style-name="Standard" style:master-page-name="Standard">
      <style:paragraph-properties style:page-number="auto"/>
      <style:text-properties fo:font-weight="bold" officeooo:rsid="000ec059" officeooo:paragraph-rsid="000ec059" style:font-weight-asian="bold" style:font-weight-complex="bold"/>
    </style:style>
    <style:style style:name="P25" style:family="paragraph" style:parent-style-name="Standard" style:master-page-name="Standard">
      <style:paragraph-properties style:page-number="auto"/>
      <style:text-properties fo:font-weight="bold" officeooo:rsid="00152bdc" officeooo:paragraph-rsid="00152bdc" style:font-weight-asian="bold" style:font-weight-complex="bold"/>
    </style:style>
    <style:style style:name="P26" style:family="paragraph" style:parent-style-name="Standard" style:master-page-name="Standard">
      <style:paragraph-properties style:page-number="auto"/>
      <style:text-properties officeooo:paragraph-rsid="00152bdc"/>
    </style:style>
    <style:style style:name="P27" style:family="paragraph" style:parent-style-name="Standard" style:master-page-name="Standard">
      <style:paragraph-properties style:page-number="auto"/>
      <style:text-properties officeooo:paragraph-rsid="00152bdc"/>
    </style:style>
    <style:style style:name="P28" style:family="paragraph" style:parent-style-name="Standard" style:master-page-name="Standard">
      <style:paragraph-properties style:page-number="auto"/>
      <style:text-properties officeooo:paragraph-rsid="00152bdc"/>
    </style:style>
    <style:style style:name="P29" style:family="paragraph" style:parent-style-name="Standard" style:master-page-name="Standard">
      <style:paragraph-properties style:page-number="auto"/>
      <style:text-properties officeooo:paragraph-rsid="00152bdc"/>
    </style:style>
    <style:style style:name="T1" style:family="text">
      <style:text-properties officeooo:rsid="00068b01"/>
    </style:style>
    <style:style style:name="T2" style:family="text">
      <style:text-properties officeooo:rsid="00070e95"/>
    </style:style>
    <style:style style:name="T3" style:family="text">
      <style:text-properties officeooo:rsid="00092eaf"/>
    </style:style>
    <style:style style:name="T4" style:family="text">
      <style:text-properties fo:color="#bc7a00" style:font-name="0"/>
    </style:style>
    <style:style style:name="T5" style:family="text">
      <style:text-properties fo:color="#008000" style:font-name="0" fo:font-weight="bold" style:font-weight-asian="bold"/>
    </style:style>
    <style:style style:name="T6" style:family="text">
      <style:text-properties style:font-name="0"/>
    </style:style>
    <style:style style:name="T7" style:family="text">
      <style:text-properties fo:color="#b00040" style:font-name="0"/>
    </style:style>
    <style:style style:name="T8" style:family="text">
      <style:text-properties fo:color="#0000ff" style:font-name="0"/>
    </style:style>
    <style:style style:name="T9" style:family="text">
      <style:text-properties fo:color="#0000ff" style:font-name="0" fo:font-weight="bold" style:font-weight-asian="bold"/>
    </style:style>
    <style:style style:name="T10" style:family="text">
      <style:text-properties officeooo:rsid="000cabe9"/>
    </style:style>
    <style:style style:name="T11" style:family="text">
      <style:text-properties fo:color="#666666" style:font-name="0"/>
    </style:style>
    <style:style style:name="T12" style:family="text">
      <style:text-properties fo:color="#ba2121" style:font-nam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4">Lista de exercícios Módulo 02: Compilação em detalhe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15"><text:a xlink:type="simple" xlink:href="#__RefHeading__212_143610015" text:style-name="Index_20_Link" text:visited-style-name="Index_20_Link">Questão 1<text:tab/>1</text:a></text:p>
          <text:p text:style-name="P15"><text:a xlink:type="simple" xlink:href="#__RefHeading__214_143610015" text:style-name="Index_20_Link" text:visited-style-name="Index_20_Link">Questão 2<text:tab/>1</text:a></text:p>
          <text:p text:style-name="P15"><text:a xlink:type="simple" xlink:href="#__RefHeading__216_143610015" text:style-name="Index_20_Link" text:visited-style-name="Index_20_Link">Questão 3<text:tab/>2</text:a></text:p>
          <text:p text:style-name="P15"><text:a xlink:type="simple" xlink:href="#__RefHeading__218_143610015" text:style-name="Index_20_Link" text:visited-style-name="Index_20_Link">Questão 4<text:tab/>2</text:a></text:p>
          <text:p text:style-name="P15"><text:a xlink:type="simple" xlink:href="#__RefHeading__220_143610015" text:style-name="Index_20_Link" text:visited-style-name="Index_20_Link">Questão 5<text:tab/>2</text:a></text:p>
          <text:p text:style-name="P15"><text:a xlink:type="simple" xlink:href="#__RefHeading__222_143610015" text:style-name="Index_20_Link" text:visited-style-name="Index_20_Link">Questão 6<text:tab/>2</text:a></text:p>
          <text:p text:style-name="P15"><text:a xlink:type="simple" xlink:href="#__RefHeading__224_143610015" text:style-name="Index_20_Link" text:visited-style-name="Index_20_Link">Questão 7<text:tab/>3</text:a></text:p>
        </text:index-body>
      </text:table-of-content>
      <text:h text:style-name="Heading_20_1" text:outline-level="1"><text:bookmark-start text:name="__RefHeading__212_143610015"/>Questão 1<text:bookmark-end text:name="__RefHeading__212_143610015"/></text:h>
      <text:p text:style-name="Question">Quantas linhas de codigo seu pré-processador gera para o exemplo hello?</text:p>
      <text:p text:style-name="P5">O compilador utilizado gera 11846 linhas de código para o programa "hello". </text:p>
      <text:p text:style-name="P5">Compilador: gcc (Ubuntu 4.8.4-2ubuntu1~14.04.3) 4.8.4</text:p>
      <text:h text:style-name="P7" text:outline-level="1"><text:bookmark-start text:name="__RefHeading__214_143610015"/>Questão 2<text:bookmark-end text:name="__RefHeading__214_143610015"/></text:h>
      <text:p text:style-name="Question">Corrija o problema da fun<text:span text:style-name="T2">çã</text:span>o violateODR( ) de duas maneiras diferentes.</text:p>
      <text:p text:style-name="P9"><text:span text:style-name="T10">Modo 1: Definir função "violateODR" como "inline" em "a.h"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a.h</text:p>
          </table:table-cell>
        </table:table-row>
        <table:table-row>
          <table:table-cell table:style-name="Table1.A2" office:value-type="string">
            <text:p text:style-name="P9"><text:span text:style-name="T4">#ifndef A_H__</text:span></text:p>
            <text:p text:style-name="P20"><text:span text:style-name="T4">#define A_H__</text:span></text:p>
            <text:p text:style-name="P18"/>
            <text:p text:style-name="P20"><text:span text:style-name="T5">inline</text:span><text:span text:style-name="T6"> </text:span><text:span text:style-name="T7">void</text:span><text:span text:style-name="T6"> </text:span><text:span text:style-name="T8">violateODR</text:span><text:span text:style-name="T6">(){}</text:span></text:p>
            <text:p text:style-name="P18"/>
            <text:p text:style-name="P16"><text:span text:style-name="T4">#endif</text:span></text:p>
          </table:table-cell>
        </table:table-row>
      </table:table>
      <text:p text:style-name="P6">Modo 2: Definir função "violateODR" em um arquivo separado "a.cpp"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>a.cpp</text:p>
          </table:table-cell>
        </table:table-row>
        <table:table-row>
          <table:table-cell table:style-name="Table2.A2" office:value-type="string">
            <text:p text:style-name="P23"><text:span text:style-name="T4">#include "a.h"</text:span></text:p>
            <text:p text:style-name="P18"/>
            <text:p text:style-name="P20"><text:span text:style-name="T7">void</text:span><text:span text:style-name="T6"> </text:span><text:span text:style-name="T8">violateODR</text:span><text:span text:style-name="T6">(){</text:span></text:p>
            <text:p text:style-name="P18"/>
            <text:p text:style-name="P16"><text:span text:style-name="T4">}</text:span></text:p>
          </table:table-cell>
        </table:table-row>
      </table:table>
      <text:h text:style-name="P8" text:outline-level="1"><text:bookmark-start text:name="__RefHeading__216_143610015"/><text:soft-page-break/>Questão <text:span text:style-name="T1">3</text:span><text:bookmark-end text:name="__RefHeading__216_143610015"/></text:h>
      <text:p text:style-name="Question">Para que serve extern "C" e qual sua <text:span text:style-name="T2">relação</text:span> com o linker?</text:p>
      <text:p text:style-name="P11">Uma vez que C++ suporta function overloading, o nome de uma função não pode ser utilizado como um ID único durante a linkagem, por isso ele modifica o nome da função adicionando a ele informação dos seus parâmetros (mangling).</text:p>
      <text:p text:style-name="P11">A expressão "extern 'C'" faz com que o compilador não realize o mangling de forma que código em C possa "linkar" uma função C++. Um outro caso de uso é um programa C++ precisar utilizar uma biblioteca C, o que pode ser feito declarando as a interface C como "extern 'C'".</text:p>
      <text:p text:style-name="P11">Fonte: http://stackoverflow.com/questions/1041866/in-c-source-what-is-the-effect-of-extern-c</text:p>
      <text:h text:style-name="P8" text:outline-level="1"><text:bookmark-start text:name="__RefHeading__218_143610015"/>Questão <text:span text:style-name="T1">4</text:span><text:bookmark-end text:name="__RefHeading__218_143610015"/></text:h>
      <text:p text:style-name="Question">O que é uma diretiva using namespace e por <text:span text:style-name="T2">quê</text:span> nunca utiliz<text:span text:style-name="T2">á-</text:span>la em um header?</text:p>
      <text:p text:style-name="P12">Se um uma diretiva "using" for utilizada em um arquivo header, todos os arquivos que incluirem o header irão inadvertidamente importar o namespace, tornando-se susceptíveis a colisão de nomes.</text:p>
      <text:p text:style-name="P12">Fonte: http://stackoverflow.com/questions/2232496/is-it-wrong-to-use-c-using-keyword-in-a-header-file</text:p>
      <text:h text:style-name="P8" text:outline-level="1"><text:bookmark-start text:name="__RefHeading__220_143610015"/>Questão <text:span text:style-name="T1">5</text:span><text:bookmark-end text:name="__RefHeading__220_143610015"/></text:h>
      <text:p text:style-name="Question">O que é um namespace an<text:span text:style-name="T2">ô</text:span>nimo e por <text:span text:style-name="T2">quê</text:span> <text:span text:style-name="T2">não</text:span> faz sentido utiliz<text:span text:style-name="T2">á</text:span>-lo em um header?</text:p>
      <text:p text:style-name="P13">Namespaces anônimos permitem declarar identificadores únicos para uma translation unit. Isso permite utilizar identificadores comuns sem correr risco de ocorrer colisões durante a linkagem. O uso de namespaces apresenta algumas diferenças em relação a utilização da keyword "static". Por exemplo, identificadores em namespaces anonymous possuem linkagem externa, enquanto identificadores declarados <text:s/>"static" possuem linkagem interna.</text:p>
      <text:p text:style-name="P13">Não faz sentido utilizar namespaces anônimous em arquivos header porque os identificadores definidos no header serão interpretados como nomes únicos para a translation unit que o incluiu, de forma que definições presentes em outras translation units não serão encontradas durante a linkagem.</text:p>
      <text:p text:style-name="P13">Fonte: http://www.comeaucomputing.com/techtalk/#nostatic</text:p>
      <text:h text:style-name="P8" text:outline-level="1"><text:bookmark-start text:name="__RefHeading__222_143610015"/>Questão <text:span text:style-name="T1">6</text:span><text:bookmark-end text:name="__RefHeading__222_143610015"/></text:h>
      <text:p text:style-name="Question">Qual erro de <text:span text:style-name="T2">compilação</text:span> voc<text:span text:style-name="T2">ê</text:span> ter<text:span text:style-name="T2">á</text:span> ao utilizar a macro SETTER, passando como argumento para TYPE a <text:span text:style-name="T2">instância</text:span> de um template de classe com mais de 1 <text:span text:style-name="T2">parâmetro</text:span>?</text:p>
      <text:p text:style-name="P14">A macro interpreta qualquer elemento separado por vírgulas como um parâmetro, de forma que um template com mais de um tipo</text:p>
      <text:p text:style-name="P14">é interpretado como dois parâmetros pela macro (uma vez que os tipos do template são separados por vírgulas), gerando um erro de compilação.</text:p>
      <text:p text:style-name="P14">Ex:</text:p>
      <text:p text:style-name="P14"><text:tab/>$ g++ exe_06.cpp -o exe_06.out</text:p>
      <text:p text:style-name="P14"><text:tab/>exe_06.cpp:21:37: error: macro "SETTER" passed 3 arguments, but takes just 2</text:p>
      <text:p text:style-name="P14"><text:tab/> <text:s/>SETTER(property, Tuple&lt;int, double&gt;);</text:p>
      <text:p text:style-name="P14"><text:tab/> <text:s text:c="36"/>^</text:p>
      <text:p text:style-name="P14"><text:tab/>exe_06.cpp:21:2: error: ‘SETTER’ does not name a type</text:p>
      <text:p text:style-name="P14"><text:soft-page-break/><text:tab/> <text:s/>SETTER(property, Tuple&lt;int, double&gt;);</text:p>
      <text:p text:style-name="P14"><text:s text:c="2"/><text:tab/>^</text:p>
      <text:h text:style-name="P8" text:outline-level="1"><text:bookmark-start text:name="__RefHeading__224_143610015"/>Questão <text:span text:style-name="T1">7</text:span><text:bookmark-end text:name="__RefHeading__224_143610015"/></text:h>
      <text:p text:style-name="Question">Substitua todas as macros dos programas abaixo por um enum, por um valor const, por uma</text:p>
      <text:p text:style-name="Question"><text:span text:style-name="T3">função</text:span> inline ou por um template. Cada um deles <text:span text:style-name="T3">só</text:span> pode ser utilizado uma <text:span text:style-name="T2">única</text:span> vez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p1.cpp: função inline</text:p>
          </table:table-cell>
        </table:table-row>
        <table:table-row>
          <table:table-cell table:style-name="Table3.A2" office:value-type="string">
            <text:p text:style-name="P26"><text:span text:style-name="T5">inline</text:span><text:span text:style-name="T6"> </text:span><text:span text:style-name="T7">int</text:span><text:span text:style-name="T6"> </text:span><text:span text:style-name="T8">ADD2</text:span><text:span text:style-name="T6">(</text:span><text:span text:style-name="T7">int</text:span><text:span text:style-name="T6"> A, </text:span><text:span text:style-name="T7">int</text:span><text:span text:style-name="T6"> B) {</text:span></text:p>
            <text:p text:style-name="P21"><text:span text:style-name="T6"><text:tab/></text:span><text:span text:style-name="T5">return</text:span><text:span text:style-name="T6"> A</text:span><text:span text:style-name="T11">+</text:span><text:span text:style-name="T6">B;</text:span></text:p>
            <text:p text:style-name="P21"><text:span text:style-name="T6">}</text:span></text:p>
            <text:p text:style-name="P19"/>
            <text:p text:style-name="P21"><text:span text:style-name="T7">void</text:span><text:span text:style-name="T6"> </text:span><text:span text:style-name="T8">g</text:span><text:span text:style-name="T6">(){</text:span></text:p>
            <text:p text:style-name="P21"><text:span text:style-name="T6"><text:tab/></text:span><text:span text:style-name="T7">int</text:span><text:span text:style-name="T6"> x </text:span><text:span text:style-name="T11">=</text:span><text:span text:style-name="T6"> ADD2(</text:span><text:span text:style-name="T11">1</text:span><text:span text:style-name="T6">,</text:span><text:span text:style-name="T11">10</text:span><text:span text:style-name="T6">);</text:span></text:p>
            <text:p text:style-name="P21"><text:span text:style-name="T6">}</text:span></text:p>
            <text:p text:style-name="P19"/>
            <text:p text:style-name="P21"><text:span text:style-name="T7">int</text:span><text:span text:style-name="T6"> </text:span><text:span text:style-name="T8">main</text:span><text:span text:style-name="T6">(){</text:span></text:p>
            <text:p text:style-name="P21"><text:span text:style-name="T6"><text:tab/></text:span><text:span text:style-name="T7">void</text:span><text:span text:style-name="T6"> g();</text:span></text:p>
            <text:p text:style-name="P21"><text:span text:style-name="T6"><text:tab/></text:span><text:span text:style-name="T5">return</text:span><text:span text:style-name="T6"> </text:span><text:span text:style-name="T11">0</text:span><text:span text:style-name="T6">;</text:span></text:p>
            <text:p text:style-name="P17"><text:span text:style-name="T4">}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22">p2.cpp: enum</text:p>
          </table:table-cell>
        </table:table-row>
        <table:table-row>
          <table:table-cell table:style-name="Table4.A2" office:value-type="string">
            <text:p text:style-name="P26"><text:span text:style-name="T5">namespace</text:span><text:span text:style-name="T6"> Numbers{</text:span></text:p>
            <text:p text:style-name="P21"><text:span text:style-name="T6"><text:tab/></text:span><text:span text:style-name="T5">enum</text:span><text:span text:style-name="T6"> Number { </text:span></text:p>
            <text:p text:style-name="P21"><text:span text:style-name="T6"><text:tab/><text:tab/>One </text:span><text:span text:style-name="T11">=</text:span><text:span text:style-name="T6"> </text:span><text:span text:style-name="T11">1</text:span><text:span text:style-name="T6">,</text:span></text:p>
            <text:p text:style-name="P21"><text:span text:style-name="T6"><text:tab/><text:tab/>Two </text:span><text:span text:style-name="T11">=</text:span><text:span text:style-name="T6"> </text:span><text:span text:style-name="T11">2</text:span><text:span text:style-name="T6">,</text:span></text:p>
            <text:p text:style-name="P21"><text:span text:style-name="T6"><text:tab/>};</text:span></text:p>
            <text:p text:style-name="P21"><text:span text:style-name="T6">}</text:span></text:p>
            <text:p text:style-name="P21"><text:span text:style-name="T5">typedef</text:span><text:span text:style-name="T6"> Numbers</text:span><text:span text:style-name="T11">::</text:span><text:span text:style-name="T6">Number Number;</text:span></text:p>
            <text:p text:style-name="P19"/>
            <text:p text:style-name="P21"><text:span text:style-name="T7">void</text:span><text:span text:style-name="T6"> </text:span><text:span text:style-name="T8">k</text:span><text:span text:style-name="T6">(</text:span><text:span text:style-name="T7">int</text:span><text:span text:style-name="T6"> v){</text:span></text:p>
            <text:p text:style-name="P21"><text:span text:style-name="T6"><text:tab/></text:span><text:span text:style-name="T5">switch</text:span><text:span text:style-name="T6">(v){</text:span></text:p>
            <text:p text:style-name="P21"><text:span text:style-name="T6"><text:tab/><text:tab/></text:span><text:span text:style-name="T5">case</text:span><text:span text:style-name="T6"> Numbers:</text:span><text:span text:style-name="T11">:</text:span><text:span text:style-name="T6">One</text:span><text:span text:style-name="T11">:</text:span><text:span text:style-name="T6"> ;</text:span></text:p>
            <text:p text:style-name="P21"><text:span text:style-name="T6"><text:tab/><text:tab/></text:span><text:span text:style-name="T5">case</text:span><text:span text:style-name="T6"> Numbers:</text:span><text:span text:style-name="T11">:</text:span><text:span text:style-name="T6">Two</text:span><text:span text:style-name="T11">:</text:span><text:span text:style-name="T6"> ;</text:span></text:p>
            <text:p text:style-name="P21"><text:span text:style-name="T6"><text:tab/>}</text:span></text:p>
            <text:p text:style-name="P21"><text:span text:style-name="T6">}</text:span></text:p>
            <text:p text:style-name="P19"/>
            <text:p text:style-name="P21"><text:span text:style-name="T7">int</text:span><text:span text:style-name="T6"> </text:span><text:span text:style-name="T8">main</text:span><text:span text:style-name="T6">(){</text:span></text:p>
            <text:p text:style-name="P21"><text:span text:style-name="T6"><text:tab/>k(Numbers</text:span><text:span text:style-name="T11">::</text:span><text:span text:style-name="T6">One);</text:span></text:p>
            <text:p text:style-name="P21"><text:span text:style-name="T6"><text:tab/></text:span><text:span text:style-name="T5">return</text:span><text:span text:style-name="T6"> </text:span><text:span text:style-name="T11">0</text:span><text:span text:style-name="T6">;</text:span></text:p>
            <text:p text:style-name="P17"><text:span text:style-name="T4">}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2">p3.cpp: template</text:p>
          </table:table-cell>
        </table:table-row>
        <text:soft-page-break/>
        <table:table-row>
          <table:table-cell table:style-name="Table5.A2" office:value-type="string">
            <text:p text:style-name="P26"><text:span text:style-name="T4">#include &lt;string&gt;</text:span></text:p>
            <text:p text:style-name="P19"/>
            <text:p text:style-name="P21"><text:span text:style-name="T5">template</text:span><text:span text:style-name="T11">&lt;</text:span><text:span text:style-name="T5">typename</text:span><text:span text:style-name="T6"> T</text:span><text:span text:style-name="T11">&gt;</text:span></text:p>
            <text:p text:style-name="P21"><text:span text:style-name="T5">struct</text:span><text:span text:style-name="T6"> MyClass {<text:tab/></text:span></text:p>
            <text:p text:style-name="P21"><text:span text:style-name="T6"><text:tab/>MyClass(T){}</text:span></text:p>
            <text:p text:style-name="P21"><text:span text:style-name="T6"><text:tab/>T data_;<text:tab/><text:tab/><text:tab/><text:tab/><text:tab/></text:span></text:p>
            <text:p text:style-name="P21"><text:span text:style-name="T6">};</text:span></text:p>
            <text:p text:style-name="P19"/>
            <text:p text:style-name="P21"><text:span text:style-name="T5">using</text:span><text:span text:style-name="T6"> </text:span><text:span text:style-name="T5">namespace</text:span><text:span text:style-name="T6"> std;</text:span></text:p>
            <text:p text:style-name="P21"><text:span text:style-name="T5">typedef</text:span><text:span text:style-name="T6"> MyClass</text:span><text:span text:style-name="T11">&lt;</text:span><text:span text:style-name="T7">int</text:span><text:span text:style-name="T11">&gt;</text:span><text:span text:style-name="T6"> MyClass_int;</text:span></text:p>
            <text:p text:style-name="P21"><text:span text:style-name="T5">typedef</text:span><text:span text:style-name="T6"> MyClass</text:span><text:span text:style-name="T11">&lt;</text:span><text:span text:style-name="T6">string</text:span><text:span text:style-name="T11">&gt;</text:span><text:span text:style-name="T6"> MyClass_string;</text:span></text:p>
            <text:p text:style-name="P19"/>
            <text:p text:style-name="P21"><text:span text:style-name="T7">void</text:span><text:span text:style-name="T6"> </text:span><text:span text:style-name="T8">h</text:span><text:span text:style-name="T6">(){</text:span></text:p>
            <text:p text:style-name="P21"><text:span text:style-name="T6"><text:tab/>MyClass_int m(</text:span><text:span text:style-name="T11">10</text:span><text:span text:style-name="T6">);</text:span></text:p>
            <text:p text:style-name="P21"><text:span text:style-name="T6"><text:tab/>MyClass_string n(</text:span><text:span text:style-name="T12">"foo"</text:span><text:span text:style-name="T6">);</text:span></text:p>
            <text:p text:style-name="P21"><text:span text:style-name="T6">}</text:span></text:p>
            <text:p text:style-name="P19"/>
            <text:p text:style-name="P21"><text:span text:style-name="T7">int</text:span><text:span text:style-name="T6"> </text:span><text:span text:style-name="T8">main</text:span><text:span text:style-name="T6">(){</text:span></text:p>
            <text:p text:style-name="P21"><text:span text:style-name="T6"><text:tab/>h();</text:span></text:p>
            <text:p text:style-name="P21"><text:span text:style-name="T6"><text:tab/></text:span><text:span text:style-name="T5">return</text:span><text:span text:style-name="T6"> </text:span><text:span text:style-name="T11">0</text:span><text:span text:style-name="T6">;</text:span></text:p>
            <text:p text:style-name="P17"><text:span text:style-name="T4">}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2">p4.cpp: valor const</text:p>
          </table:table-cell>
        </table:table-row>
        <table:table-row>
          <table:table-cell table:style-name="Table6.A2" office:value-type="string">
            <text:p text:style-name="P26"><text:span text:style-name="T5">const</text:span><text:span text:style-name="T6"> </text:span><text:span text:style-name="T7">int</text:span><text:span text:style-name="T6"> SIZE </text:span><text:span text:style-name="T11">=</text:span><text:span text:style-name="T6"> </text:span><text:span text:style-name="T11">100</text:span><text:span text:style-name="T6">;</text:span></text:p>
            <text:p text:style-name="P19"/>
            <text:p text:style-name="P21"><text:span text:style-name="T5">template</text:span><text:span text:style-name="T11">&lt;</text:span><text:span text:style-name="T7">int</text:span><text:span text:style-name="T6"> size</text:span><text:span text:style-name="T11">&gt;</text:span></text:p>
            <text:p text:style-name="P21"><text:span text:style-name="T5">class</text:span><text:span text:style-name="T6"> </text:span><text:span text:style-name="T9">MyArray</text:span><text:span text:style-name="T6">{};</text:span></text:p>
            <text:p text:style-name="P19"/>
            <text:p text:style-name="P21"><text:span text:style-name="T7">void</text:span><text:span text:style-name="T6"> </text:span><text:span text:style-name="T8">f</text:span><text:span text:style-name="T6">(){</text:span></text:p>
            <text:p text:style-name="P21"><text:span text:style-name="T6"><text:tab/>MyArray</text:span><text:span text:style-name="T11">&lt;</text:span><text:span text:style-name="T6">SIZE</text:span><text:span text:style-name="T11">&gt;</text:span><text:span text:style-name="T6"> a;</text:span></text:p>
            <text:p text:style-name="P21"><text:span text:style-name="T6">}</text:span></text:p>
            <text:p text:style-name="P19"/>
            <text:p text:style-name="P21"><text:span text:style-name="T7">int</text:span><text:span text:style-name="T6"> </text:span><text:span text:style-name="T8">main</text:span><text:span text:style-name="T6">(){</text:span></text:p>
            <text:p text:style-name="P21"><text:span text:style-name="T6"><text:tab/>f();</text:span></text:p>
            <text:p text:style-name="P21"><text:span text:style-name="T6"><text:tab/></text:span><text:span text:style-name="T5">return</text:span><text:span text:style-name="T6"> </text:span><text:span text:style-name="T11">0</text:span><text:span text:style-name="T6">;</text:span></text:p>
            <text:p text:style-name="P17"><text:span text:style-name="T4">}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Calibri, Verdana, Geneva, sans-serif"/>
    <style:font-face style:name="Verdana" svg:font-family="Verdana, Arial, Tahoma, Calibri, Geneva, sans-serif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4-30T00:52:17.143942349</dc:date>
    <meta:editing-duration>PT39M45S</meta:editing-duration>
    <meta:editing-cycles>16</meta:editing-cycles>
    <meta:generator>LibreOffice/5.3.2.2$Linux_X86_64 LibreOffice_project/30m0$Build-2</meta:generator>
    <meta:document-statistic meta:table-count="6" meta:image-count="0" meta:object-count="0" meta:page-count="4" meta:paragraph-count="116" meta:word-count="652" meta:character-count="4277" meta:non-whitespace-character-count="3652"/>
  </office:meta>
</office:document-meta>
</file>